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erriweather" svg:font-family="Merriweather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2fd2" officeooo:paragraph-rsid="00042fd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2fd2" officeooo:paragraph-rsid="00042fd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8d13" officeooo:paragraph-rsid="00058d1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8d13" officeooo:paragraph-rsid="00068fa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8d13" officeooo:paragraph-rsid="0012b77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58d13" officeooo:paragraph-rsid="0014c42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cac14" officeooo:paragraph-rsid="000cac1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5042f" officeooo:paragraph-rsid="0005042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8d13" officeooo:paragraph-rsid="00058d13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58d13" officeooo:paragraph-rsid="00068fa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cac14" officeooo:paragraph-rsid="000cac14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58d13" officeooo:paragraph-rsid="0014c42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5042f" officeooo:paragraph-rsid="0005042f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b9aa9" officeooo:paragraph-rsid="001b9aa9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6pt" fo:letter-spacing="normal" fo:font-style="normal" fo:font-weight="bold" officeooo:rsid="0010ccfe" officeooo:paragraph-rsid="0010ccfe" style:font-size-asian="14pt" style:font-weight-asian="bold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6pt" fo:letter-spacing="normal" fo:font-style="normal" fo:font-weight="bold" officeooo:rsid="001b9aa9" officeooo:paragraph-rsid="0020b6ff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officeooo:rsid="00042fd2" officeooo:paragraph-rsid="00042fd2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5042f" officeooo:paragraph-rsid="000571a0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5042f" officeooo:paragraph-rsid="0005042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font-size="14pt" fo:font-weight="normal" officeooo:rsid="00058d13" officeooo:paragraph-rsid="0014c42f" style:font-size-asian="12.25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line-height="115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4310d" officeooo:paragraph-rsid="0014310d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margin-top="0.0402in" fo:margin-bottom="0.0201in" style:contextual-spacing="false" fo:line-height="115%" fo:text-align="start" style:justify-single-word="false"/>
      <style:text-properties fo:color="#000000" loext:opacity="100%" style:font-name="Times New Roman" fo:font-size="14pt" fo:font-weight="bold" officeooo:rsid="00058d13" officeooo:paragraph-rsid="0012b778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paragraph-properties fo:margin-top="0.0402in" fo:margin-bottom="0.0201in" style:contextual-spacing="false" fo:line-height="115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4310d" officeooo:paragraph-rsid="0014310d" style:font-size-asian="14pt" style:font-weight-asian="bold" style:font-size-complex="14pt" style:font-weight-complex="bold"/>
    </style:style>
    <style:style style:name="P24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58d13" officeooo:paragraph-rsid="00058d13" style:font-size-asian="14pt" style:font-weight-asian="normal" style:font-size-complex="14pt" style:font-weight-complex="normal"/>
    </style:style>
    <style:style style:name="P25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58d13" officeooo:paragraph-rsid="0014c42f" style:font-size-asian="14pt" style:font-weight-asian="normal" style:font-size-complex="14pt" style:font-weight-complex="normal"/>
    </style:style>
    <style:style style:name="P26" style:family="paragraph" style:parent-style-name="Text_20_body" style:list-style-name="L3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5042f" officeooo:paragraph-rsid="0005042f" style:font-size-asian="14pt" style:font-weight-asian="normal" style:font-size-complex="14pt" style:font-weight-complex="normal"/>
    </style:style>
    <style:style style:name="P27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2713e" officeooo:paragraph-rsid="0012713e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b9aa9" officeooo:paragraph-rsid="00363251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b9aa9" officeooo:paragraph-rsid="001b9aa9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1b9aa9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2d6044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2f2955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30e985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327550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32950c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33b9e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1b9aa9" officeooo:paragraph-rsid="00354f36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2a0568" officeooo:paragraph-rsid="002a0568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6pt" fo:letter-spacing="normal" fo:font-style="normal" fo:font-weight="bold" officeooo:rsid="001b9aa9" officeooo:paragraph-rsid="001b9aa9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line-height="100%" fo:text-align="start" style:justify-single-word="false"/>
      <style:text-properties officeooo:paragraph-rsid="003847d4"/>
    </style:style>
    <style:style style:name="P41" style:family="paragraph" style:parent-style-name="Text_20_body" style:list-style-name="L7">
      <style:paragraph-properties fo:line-height="100%" fo:text-align="start" style:justify-single-word="false"/>
      <style:text-properties officeooo:paragraph-rsid="003847d4"/>
    </style:style>
    <style:style style:name="P42" style:family="paragraph" style:parent-style-name="Text_20_body">
      <style:paragraph-properties fo:line-height="100%" fo:text-align="start" style:justify-single-word="false"/>
      <style:text-properties officeooo:rsid="003847d4" officeooo:paragraph-rsid="003847d4"/>
    </style:style>
    <style:style style:name="T1" style:family="text">
      <style:text-properties officeooo:rsid="0005042f"/>
    </style:style>
    <style:style style:name="T2" style:family="text">
      <style:text-properties officeooo:rsid="000571a0"/>
    </style:style>
    <style:style style:name="T3" style:family="text">
      <style:text-properties officeooo:rsid="00068fab"/>
    </style:style>
    <style:style style:name="T4" style:family="text">
      <style:text-properties fo:font-variant="normal" fo:text-transform="none" fo:color="#000000" loext:opacity="100%" style:font-name="Times New Roman" fo:letter-spacing="normal" fo:font-style="normal" officeooo:rsid="0012713e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b9aa9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7aa4d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847d4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b9aa9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847d4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3847d4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14310d"/>
    </style:style>
    <style:style style:name="T14" style:family="text">
      <style:text-properties fo:font-variant="normal" fo:text-transform="none" fo:color="#222222" loext:opacity="100%" style:font-name="Merriweather" fo:font-size="13.5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22222" loext:opacity="100%" style:font-name="Lucida Console" fo:font-size="13.5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222222" loext:opacity="100%" style:font-name="Calibri Light" fo:font-size="13.5pt" fo:letter-spacing="normal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22222" loext:opacity="100%" style:font-name="Times New Roman" fo:font-size="13.5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22222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officeooo:rsid="0014c42f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37aa4d" style:font-size-asian="14pt" style:font-weight-asian="normal" style:font-size-complex="14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40f18" style:font-weight-asian="bold" style:font-weight-complex="bold"/>
    </style:style>
    <style:style style:name="T24" style:family="text">
      <style:text-properties fo:font-weight="bold" officeooo:rsid="002a0568" style:font-weight-asian="bold" style:font-weight-complex="bold"/>
    </style:style>
    <style:style style:name="T25" style:family="text">
      <style:text-properties officeooo:rsid="002a0568"/>
    </style:style>
    <style:style style:name="T26" style:family="text">
      <style:text-properties officeooo:rsid="002b676f"/>
    </style:style>
    <style:style style:name="T27" style:family="text">
      <style:text-properties officeooo:rsid="002d6044"/>
    </style:style>
    <style:style style:name="T28" style:family="text">
      <style:text-properties officeooo:rsid="002f2955"/>
    </style:style>
    <style:style style:name="T29" style:family="text">
      <style:text-properties officeooo:rsid="0030e985"/>
    </style:style>
    <style:style style:name="T30" style:family="text">
      <style:text-properties officeooo:rsid="00327550"/>
    </style:style>
    <style:style style:name="T31" style:family="text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ibri Light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ijitha Ezhava</text:p>
      <text:p text:style-name="P1">Group A</text:p>
      <text:p text:style-name="P1">Jasmine And Karma </text:p>
      <text:p text:style-name="P1"/>
      <text:p text:style-name="P2">Q1.</text:p>
      <text:p text:style-name="P7">Unit Testing:</text:p>
      <text:p text:style-name="P11"/>
      <text:list xml:id="list1225529411" text:style-name="L1">
        <text:list-item>
          <text:p text:style-name="P17">Unit testing is a type of software testing where individual units <text:span text:style-name="T1">or components of a software are tested.</text:span></text:p>
        </text:list-item>
        <text:list-item>
          <text:p text:style-name="P18">Unit Testing is done during the development of an application.</text:p>
        </text:list-item>
        <text:list-item>
          <text:p text:style-name="P18"><text:span text:style-name="T2">The unit testing is being performed</text:span> by the developers.</text:p>
        </text:list-item>
        <text:list-item>
          <text:p text:style-name="P19">The purpose of unit testing is to validate that each unit of the software code performs as expected.</text:p>
        </text:list-item>
        <text:list-item>
          <text:p text:style-name="P19">A unit <text:span text:style-name="T2">in a unit testing </text:span>may be an individual function, method, procedure, module or object.</text:p>
        </text:list-item>
      </text:list>
      <text:p text:style-name="P8"/>
      <text:p text:style-name="P3">Advantages of Unit Testing:</text:p>
      <text:p text:style-name="P9"/>
      <text:list xml:id="list2009911824" text:style-name="L2">
        <text:list-item>
          <text:p text:style-name="P24">Unit testing helps tester and developers to understand the base of code that makes them able to change defect causing code quickly.</text:p>
        </text:list-item>
        <text:list-item>
          <text:p text:style-name="P24">Unit testing helps in the documentation.</text:p>
        </text:list-item>
        <text:list-item>
          <text:p text:style-name="P24">Unit testing fixes defects very early in the development phase that's why there is a possibility to occur a smaller number of defects in upcoming testing levels.</text:p>
        </text:list-item>
        <text:list-item>
          <text:p text:style-name="P24">It helps with code reusability by migrating code and test cases.</text:p>
        </text:list-item>
      </text:list>
      <text:p text:style-name="P4"><text:span text:style-name="T3">Disa</text:span>dvantages of Unit Testing:</text:p>
      <text:p text:style-name="P10"/>
      <text:list xml:id="list2410631266" text:style-name="L3">
        <text:list-item>
          <text:p text:style-name="P26">It cannot identify integration or broad level error as it works on units of the code.</text:p>
        </text:list-item>
        <text:list-item>
          <text:p text:style-name="P26">In the unit testing, evaluation of all execution paths is not possible, so unit testing is not able to catch each and every error in a program.</text:p>
        </text:list-item>
        <text:list-item>
          <text:p text:style-name="P26">It is best suitable for conjunction with other testing activities.</text:p>
        </text:list-item>
      </text:list>
      <text:p text:style-name="P13"/>
      <text:p text:style-name="P15">Functional Testing:</text:p>
      <text:list xml:id="list4257596732" text:style-name="L4">
        <text:list-item>
          <text:p text:style-name="P27">Functional testing is a kind of software testing that validates the functional requirements of the system.</text:p>
        </text:list-item>
        <text:list-item>
          <text:p text:style-name="P27"><text:soft-page-break/>Functional testing is to test each function of the software application <text:s/>by providing appropriate input and confirming the output with the expected ones.</text:p>
        </text:list-item>
        <text:list-item>
          <text:p text:style-name="P27">This testing validates user interface, API, database, security, client/server communication etc.</text:p>
        </text:list-item>
        <text:list-item>
          <text:p text:style-name="P27">Functional testing can be done either manually or by automation.</text:p>
        </text:list-item>
      </text:list>
      <text:p text:style-name="P5">Advantages of <text:span text:style-name="T4">Functional</text:span> Testing:</text:p>
      <text:p text:style-name="P5"/>
      <text:list xml:id="list2093697798" text:style-name="L5">
        <text:list-item>
          <text:p text:style-name="P22"><text:span text:style-name="T13">I</text:span><text:span text:style-name="T12">t ensures to deliver a bug-free </text:span><text:span text:style-name="T13">and high quality product.</text:span></text:p>
        </text:list-item>
        <text:list-item>
          <text:p text:style-name="P23">It mainly focuses on the functional requirements specified by customer.</text:p>
          <text:p text:style-name="P21"/>
        </text:list-item>
      </text:list>
      <text:p text:style-name="P6"><text:span text:style-name="T19">Disa</text:span>dvantages of <text:span text:style-name="T4">Functional</text:span> Testing:</text:p>
      <text:p text:style-name="P6"/>
      <text:list xml:id="list1967340403" text:style-name="L6">
        <text:list-item>
          <text:p text:style-name="P25">Logical errors can be missed out in the product.</text:p>
        </text:list-item>
        <text:list-item>
          <text:p text:style-name="P25">If the requirement is not complete then performing this testing becomes difficult.</text:p>
        </text:list-item>
      </text:list>
      <text:p text:style-name="P12"/>
      <text:p text:style-name="P16">Q2. Where and why you need unit testing in a project. Give 10 examples and code snap.</text:p>
      <text:p text:style-name="P40"><text:span text:style-name="T6"><text:s/></text:span><text:span text:style-name="T11">Unit testing is done in angular because :</text:span></text:p>
      <text:list xml:id="list1054815394" text:style-name="L7">
        <text:list-item>
          <text:p text:style-name="P41"><text:span text:style-name="T18">Angular unit testing enables you to test your app based on user behavior.</text:span></text:p>
        </text:list-item>
        <text:list-item>
          <text:p text:style-name="P41"><text:span text:style-name="T6">The purpose of unit tests is to test </text:span><text:span text:style-name="T7">the</text:span><text:span text:style-name="T6"> code base function by function. </text:span></text:p>
        </text:list-item>
        <text:list-item>
          <text:p text:style-name="P41"><text:span text:style-name="T6">Angular makes </text:span><text:span text:style-name="T8">our work</text:span><text:span text:style-name="T6"> easy to write unit tests for all Angular entities, from components to pipes and everything in between.</text:span></text:p>
        </text:list-item>
      </text:list>
      <text:p text:style-name="P42"><text:span text:style-name="T6">A</text:span><text:span text:style-name="T5">ngular test cases are placed with files wih extensions “.spec.ts”</text:span></text:p>
      <text:p text:style-name="P28"><text:span text:style-name="T20"/></text:p>
      <text:p text:style-name="P28"><text:s/><text:span text:style-name="T24">Example </text:span><text:span text:style-name="T23">1: </text:span><text:span text:style-name="T22">Configuration &amp; instantiat</text:span><text:span text:style-name="T23">ion</text:span></text:p>
      <text:p text:style-name="P29">describe('componentName', () =&gt; {</text:p>
      <text:p text:style-name="P29">// suite of tests here</text:p>
      <text:p text:style-name="P29">beforeEach(() =&gt; {</text:p>
      <text:p text:style-name="P29">TestBed.configureTestingModule({</text:p>
      <text:p text:style-name="P29">declarations: [myComponent],</text:p>
      <text:p text:style-name="P29"><text:soft-page-break/>});</text:p>
      <text:p text:style-name="P29"/>
      <text:p text:style-name="P29">fixture = TestBed.createComponent(myComponent);</text:p>
      <text:p text:style-name="P29">component = fixture.componentInstance;</text:p>
      <text:p text:style-name="P29">});</text:p>
      <text:p text:style-name="P29">it('should do some stuff', () =&gt; {</text:p>
      <text:p text:style-name="P29">// this is the body of the test</text:p>
      <text:p text:style-name="P29">// test stuff here</text:p>
      <text:p text:style-name="P29">expect(myComponent.methodOfMyComponent()).not.toBe(true);</text:p>
      <text:p text:style-name="P29">});</text:p>
      <text:p text:style-name="P29">});</text:p>
      <text:p text:style-name="P29"/>
      <text:p text:style-name="P37"><text:span text:style-name="T25">Example </text:span>2: Components</text:p>
      <text:p text:style-name="P29">describe('HeaderComponent', () =&gt; {</text:p>
      <text:p text:style-name="P29">let component: HeaderComponent;</text:p>
      <text:p text:style-name="P29">let element: HTMLElement;</text:p>
      <text:p text:style-name="P29">let fixture: ComponentFixture&lt;HeaderComponent&gt;;</text:p>
      <text:p text:style-name="P29"/>
      <text:p text:style-name="P29">beforeEach(() =&gt; {</text:p>
      <text:p text:style-name="P29">TestBed.configureTestingModule({</text:p>
      <text:p text:style-name="P29">imports: [CommonModule],</text:p>
      <text:p text:style-name="P29">providers: [],</text:p>
      <text:p text:style-name="P29">declarations: [HeaderComponent],</text:p>
      <text:p text:style-name="P29">}).compileComponents();</text:p>
      <text:p text:style-name="P29"/>
      <text:p text:style-name="P29">fixture = TestBed.createComponent(HeaderComponent);</text:p>
      <text:p text:style-name="P29">component = fixture.componentInstance; // The component instantiation</text:p>
      <text:p text:style-name="P29">element = fixture.nativeElement; // The HTML reference</text:p>
      <text:p text:style-name="P29">});</text:p>
      <text:p text:style-name="P29"><text:soft-page-break/></text:p>
      <text:p text:style-name="P29">it('should create', () =&gt; {</text:p>
      <text:p text:style-name="P29">expect(component).toBeTruthy();</text:p>
      <text:p text:style-name="P29">});</text:p>
      <text:p text:style-name="P29"/>
      <text:p text:style-name="P29">it('should create', () =&gt; {</text:p>
      <text:p text:style-name="P29">// * arrange</text:p>
      <text:p text:style-name="P29">const title = 'Hey there, i hope you are enjoying this article';</text:p>
      <text:p text:style-name="P29">const titleElement = element.querySelector('.header-title');</text:p>
      <text:p text:style-name="P29">// * act</text:p>
      <text:p text:style-name="P29">component.title = title;</text:p>
      <text:p text:style-name="P29">fixture.detectChanges();</text:p>
      <text:p text:style-name="P29">// * assert</text:p>
      <text:p text:style-name="P29">expect(titleElement.textContent).toContain(title);</text:p>
      <text:p text:style-name="P29">});</text:p>
      <text:p text:style-name="P29">});</text:p>
      <text:p text:style-name="P29"/>
      <text:p text:style-name="P36"><text:span text:style-name="T25">Example </text:span>3: Pipes</text:p>
      <text:p text:style-name="P29">describe('TroncaturePipe', () =&gt; {</text:p>
      <text:p text:style-name="P29">it('create an instance', () =&gt; {</text:p>
      <text:p text:style-name="P29">const pipe = new TroncaturePipe(); // * pipe instantiation</text:p>
      <text:p text:style-name="P29">expect(pipe).toBeTruthy();</text:p>
      <text:p text:style-name="P29">});</text:p>
      <text:p text:style-name="P29"/>
      <text:p text:style-name="P29">it('truncate a string if its too long (&gt;20)', () =&gt; {</text:p>
      <text:p text:style-name="P29">// * arrange</text:p>
      <text:p text:style-name="P29">const pipe = new TroncaturePipe();</text:p>
      <text:p text:style-name="P29">// * act</text:p>
      <text:p text:style-name="P29">const ret = pipe.transform('123456789123456789456666123');</text:p>
      <text:p text:style-name="P29"><text:soft-page-break/>// * asser</text:p>
      <text:p text:style-name="P29">expect(ret.length).toBe(20);</text:p>
      <text:p text:style-name="P29">});</text:p>
      <text:p text:style-name="P29">});</text:p>
      <text:p text:style-name="P29"/>
      <text:p text:style-name="P35"><text:span text:style-name="T25">Example </text:span>4: Directives</text:p>
      <text:p text:style-name="P29">// * Host component:</text:p>
      <text:p text:style-name="P29">@Component({</text:p>
      <text:p text:style-name="P29">template: `&lt;div [appPadding]="2"&gt;Test&lt;/div&gt;`,</text:p>
      <text:p text:style-name="P29">})</text:p>
      <text:p text:style-name="P29">class HostComponent {}</text:p>
      <text:p text:style-name="P29">@NgModule({</text:p>
      <text:p text:style-name="P29">declarations: [HostComponent, PaddingDirective],</text:p>
      <text:p text:style-name="P29">exports: [HostComponent],</text:p>
      <text:p text:style-name="P29">})</text:p>
      <text:p text:style-name="P29">class HostModule {}</text:p>
      <text:p text:style-name="P29"/>
      <text:p text:style-name="P29">// * Test suite:</text:p>
      <text:p text:style-name="P29">describe('PaddingDirective', () =&gt; {</text:p>
      <text:p text:style-name="P29">let component: HostComponent;</text:p>
      <text:p text:style-name="P29">let element: HTMLElement;</text:p>
      <text:p text:style-name="P29">let fixture: ComponentFixture&lt;HostComponent&gt;;</text:p>
      <text:p text:style-name="P29"/>
      <text:p text:style-name="P29">beforeEach(() =&gt; {</text:p>
      <text:p text:style-name="P29">TestBed.configureTestingModule({</text:p>
      <text:p text:style-name="P29">imports: [CommonModule, HostModule], // * we import the host module</text:p>
      <text:p text:style-name="P29">}).compileComponents();</text:p>
      <text:p text:style-name="P29"/>
      <text:p text:style-name="P29">fixture = TestBed.createComponent(HostComponent);</text:p>
      <text:p text:style-name="P29"><text:soft-page-break/>component = fixture.componentInstance;</text:p>
      <text:p text:style-name="P29">element = fixture.nativeElement;</text:p>
      <text:p text:style-name="P29"/>
      <text:p text:style-name="P29">fixture.detectChanges(); </text:p>
      <text:p text:style-name="P29">});</text:p>
      <text:p text:style-name="P29"/>
      <text:p text:style-name="P29">it('should create a host instance', () =&gt; {</text:p>
      <text:p text:style-name="P29">expect(component).toBeTruthy();</text:p>
      <text:p text:style-name="P29">});</text:p>
      <text:p text:style-name="P29"/>
      <text:p text:style-name="P29">it('should add padding', () =&gt; {</text:p>
      <text:p text:style-name="P29">// * arrange</text:p>
      <text:p text:style-name="P29">const el = element.querySelector('div');</text:p>
      <text:p text:style-name="P29">// * assert</text:p>
      <text:p text:style-name="P29">expect(el.style.padding).toBe('2rem'); // * we check if the directive worked correctly</text:p>
      <text:p text:style-name="P29">});</text:p>
      <text:p text:style-name="P29">});</text:p>
      <text:p text:style-name="P29"/>
      <text:p text:style-name="P34"><text:span text:style-name="T25">Example </text:span><text:span text:style-name="T30">5:</text:span> Services</text:p>
      <text:p text:style-name="P29"/>
      <text:p text:style-name="P29">describe('LocalService', () =&gt; {</text:p>
      <text:p text:style-name="P29">let service: LocalService;</text:p>
      <text:p text:style-name="P29"/>
      <text:p text:style-name="P29">beforeEach(() =&gt; {</text:p>
      <text:p text:style-name="P29">TestBed.configureTestingModule({</text:p>
      <text:p text:style-name="P29">providers: [LocalService],</text:p>
      <text:p text:style-name="P29">});</text:p>
      <text:p text:style-name="P29"/>
      <text:p text:style-name="P29">service = TestBed.get(LocalService); // * inject service instance</text:p>
      <text:p text:style-name="P29"><text:soft-page-break/>});</text:p>
      <text:p text:style-name="P29"/>
      <text:p text:style-name="P29">it('should be created', () =&gt; {</text:p>
      <text:p text:style-name="P29">expect(service).toBeTruthy();</text:p>
      <text:p text:style-name="P29">});</text:p>
      <text:p text:style-name="P29"/>
      <text:p text:style-name="P29">it('should set the local', () =&gt; {</text:p>
      <text:p text:style-name="P29">// * act</text:p>
      <text:p text:style-name="P29">service.setLocal('fr');</text:p>
      <text:p text:style-name="P29">// * assert</text:p>
      <text:p text:style-name="P29">expect(service.getLocal()).toBe('fr');</text:p>
      <text:p text:style-name="P29">});</text:p>
      <text:p text:style-name="P29">});</text:p>
      <text:p text:style-name="P29"/>
      <text:p text:style-name="P33"><text:span text:style-name="T25">Example </text:span><text:span text:style-name="T29">6:</text:span> Using spies</text:p>
      <text:p text:style-name="P29"/>
      <text:p text:style-name="P29">it('should do something', () =&gt; {</text:p>
      <text:p text:style-name="P29">// arrange</text:p>
      <text:p text:style-name="P29">const service = TestBed.get(dataService);</text:p>
      <text:p text:style-name="P29">const spyOnMethod = spyOn(service, 'saveData').and.callThrough();</text:p>
      <text:p text:style-name="P29">// act</text:p>
      <text:p text:style-name="P29">component.onSave();</text:p>
      <text:p text:style-name="P29">// assert</text:p>
      <text:p text:style-name="P29">expect(spyOnMethod).toHaveBeenCalled();</text:p>
      <text:p text:style-name="P29">});</text:p>
      <text:p text:style-name="P29">You could read more about Spies in this great article.</text:p>
      <text:p text:style-name="P29"/>
      <text:p text:style-name="P29"/>
      <text:p text:style-name="P32"><text:span text:style-name="T25">Example </text:span><text:span text:style-name="T28">7:</text:span> Dealing with promises</text:p>
      <text:p text:style-name="P29"><text:soft-page-break/>it('should do something async', async () =&gt; {</text:p>
      <text:p text:style-name="P29">// * arrange</text:p>
      <text:p text:style-name="P29">const ob = { id: 1 };</text:p>
      <text:p text:style-name="P29">component.selected = ob;</text:p>
      <text:p text:style-name="P29">// * act</text:p>
      <text:p text:style-name="P29">const selected = await component.getSelectedAsync(); // get the promise value</text:p>
      <text:p text:style-name="P29">// * assert</text:p>
      <text:p text:style-name="P29">expect(selected.id).toBe(ob.id);</text:p>
      <text:p text:style-name="P29">});</text:p>
      <text:p text:style-name="P29"/>
      <text:p text:style-name="P31"><text:span text:style-name="T25">Example </text:span><text:span text:style-name="T27">8:</text:span> Dealing with observables</text:p>
      <text:p text:style-name="P29">it('should do something async', (done) =&gt; {</text:p>
      <text:p text:style-name="P29">// * arrange</text:p>
      <text:p text:style-name="P29">const ob = { id: 1 };</text:p>
      <text:p text:style-name="P29">component.selected = ob;</text:p>
      <text:p text:style-name="P29">// * act</text:p>
      <text:p text:style-name="P29">const selected$ = component.getSelectedObs(); // get an Observable</text:p>
      <text:p text:style-name="P29">// * assert</text:p>
      <text:p text:style-name="P29">selected$.subscribe(selected =&gt; {</text:p>
      <text:p text:style-name="P29">expect(selected.id).toBe(ob.id);</text:p>
      <text:p text:style-name="P29">done(); // let Jasmine know that you are done testing</text:p>
      <text:p text:style-name="P29">});</text:p>
      <text:p text:style-name="P29">});</text:p>
      <text:p text:style-name="P29"/>
      <text:p text:style-name="P38">Example 9:</text:p>
      <text:p text:style-name="P29">it('should truncate a string if its too long (&gt;20)', () =&gt; {</text:p>
      <text:p text:style-name="P29">// Arrange</text:p>
      <text:p text:style-name="P29">const pipe = new TroncaturePipe();</text:p>
      <text:p text:style-name="P29"/>
      <text:p text:style-name="P29"><text:soft-page-break/>// Act</text:p>
      <text:p text:style-name="P29">const ret = pipe.transform('1234567890123456789012345');</text:p>
      <text:p text:style-name="P29">// Assert</text:p>
      <text:p text:style-name="P29">expect(ret.length).toBeLessThanOrEqual(20);</text:p>
      <text:p text:style-name="P29">});</text:p>
      <text:p text:style-name="P29"/>
      <text:p text:style-name="P30"><text:span text:style-name="T26">Example </text:span>10: Dealing with timeouts</text:p>
      <text:p text:style-name="P29">const TIMEOUT_DELAY = 250;</text:p>
      <text:p text:style-name="P29">//...</text:p>
      <text:p text:style-name="P29">it('should do something async', (done) =&gt; {</text:p>
      <text:p text:style-name="P29">// * arrange</text:p>
      <text:p text:style-name="P29">const ob = { id: 1 };</text:p>
      <text:p text:style-name="P29">// * act</text:p>
      <text:p text:style-name="P29">component.setSelectedAfterATimeout(ob);</text:p>
      <text:p text:style-name="P29">// * assert</text:p>
      <text:p text:style-name="P29">setTimeout(() =&gt; {</text:p>
      <text:p text:style-name="P29">expect(component.selected.id).toBe(ob.id);</text:p>
      <text:p text:style-name="P29">done(); // let Jasmine know that you are done testing</text:p>
      <text:p text:style-name="P29">}, TIMEOUT_DELAY);</text:p>
      <text:p text:style-name="P29">});</text:p>
      <text:p text:style-name="P3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erriweather" svg:font-family="Merriweather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09:12:55.399000000</meta:creation-date>
    <dc:date>2021-03-24T10:07:03.938000000</dc:date>
    <meta:editing-duration>PT2H41M42S</meta:editing-duration>
    <meta:editing-cycles>42</meta:editing-cycles>
    <meta:generator>LibreOffice/7.0.4.2$Windows_X86_64 LibreOffice_project/dcf040e67528d9187c66b2379df5ea4407429775</meta:generator>
    <meta:document-statistic meta:table-count="0" meta:image-count="0" meta:object-count="0" meta:page-count="9" meta:paragraph-count="208" meta:word-count="998" meta:character-count="6900" meta:non-whitespace-character-count="6127"/>
  </office:meta>
</office:document-meta>
</file>